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-BoldMT" svg:font-family="Arial-Bold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I2C1_5f_analoguebrd" style:display-name="I2C1_analoguebrd" style:family="table">
      <style:table-properties style:width="6.6951in" table:align="margins"/>
    </style:style>
    <style:style style:name="I2C1_5f_analoguebrd.A" style:display-name="I2C1_analoguebrd.A" style:family="table-column">
      <style:table-column-properties style:column-width="0.9563in" style:rel-column-width="1376*"/>
    </style:style>
    <style:style style:name="I2C1_5f_analoguebrd.C" style:display-name="I2C1_analoguebrd.C" style:family="table-column">
      <style:table-column-properties style:column-width="0.9569in" style:rel-column-width="1377*"/>
    </style:style>
    <style:style style:name="I2C1_5f_analoguebrd.D" style:display-name="I2C1_analoguebrd.D" style:family="table-column">
      <style:table-column-properties style:column-width="0.7368in" style:rel-column-width="1061*"/>
    </style:style>
    <style:style style:name="I2C1_5f_analoguebrd.E" style:display-name="I2C1_analoguebrd.E" style:family="table-column">
      <style:table-column-properties style:column-width="0.7396in" style:rel-column-width="1065*"/>
    </style:style>
    <style:style style:name="I2C1_5f_analoguebrd.F" style:display-name="I2C1_analoguebrd.F" style:family="table-column">
      <style:table-column-properties style:column-width="0.9903in" style:rel-column-width="1425*"/>
    </style:style>
    <style:style style:name="I2C1_5f_analoguebrd.G" style:display-name="I2C1_analoguebrd.G" style:family="table-column">
      <style:table-column-properties style:column-width="1.3597in" style:rel-column-width="1957*"/>
    </style:style>
    <style:style style:name="I2C1_5f_analoguebrd.A1" style:display-name="I2C1_analoguebrd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I2C1_5f_analoguebrd.G1" style:display-name="I2C1_analoguebrd.G1" style:family="table-cell">
      <style:table-cell-properties fo:padding="0.0382in" fo:border="0.0007in solid #000000"/>
    </style:style>
    <style:style style:name="I2C1_5f_analoguebrd.A2" style:display-name="I2C1_analoguebrd.A2" style:family="table-cell">
      <style:table-cell-properties fo:padding="0.0382in" fo:border-left="0.0007in solid #000000" fo:border-right="none" fo:border-top="none" fo:border-bottom="0.0007in solid #000000"/>
    </style:style>
    <style:style style:name="I2C1_5f_analoguebrd.D2" style:display-name="I2C1_analoguebrd.D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I2C1_5f_analoguebrd.G2" style:display-name="I2C1_analoguebrd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1986in" style:rel-column-width="1725*"/>
    </style:style>
    <style:style style:name="Table1.B" style:family="table-column">
      <style:table-column-properties style:column-width="0.7132in" style:rel-column-width="1027*"/>
    </style:style>
    <style:style style:name="Table1.C" style:family="table-column">
      <style:table-column-properties style:column-width="0.9569in" style:rel-column-width="1377*"/>
    </style:style>
    <style:style style:name="Table1.D" style:family="table-column">
      <style:table-column-properties style:column-width="0.7368in" style:rel-column-width="1061*"/>
    </style:style>
    <style:style style:name="Table1.E" style:family="table-column">
      <style:table-column-properties style:column-width="0.7396in" style:rel-column-width="1065*"/>
    </style:style>
    <style:style style:name="Table1.F" style:family="table-column">
      <style:table-column-properties style:column-width="0.9903in" style:rel-column-width="1425*"/>
    </style:style>
    <style:style style:name="Table1.G" style:family="table-column">
      <style:table-column-properties style:column-width="1.3597in" style:rel-column-width="195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2.5521in" table:align="left"/>
    </style:style>
    <style:style style:name="Table2.A" style:family="table-column">
      <style:table-column-properties style:column-width="1.1771in"/>
    </style:style>
    <style:style style:name="Table2.B" style:family="table-column">
      <style:table-column-properties style:column-width="1.375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1.1049in" style:rel-column-width="1590*"/>
    </style:style>
    <style:style style:name="Table3.B" style:family="table-column">
      <style:table-column-properties style:column-width="0.8069in" style:rel-column-width="1162*"/>
    </style:style>
    <style:style style:name="Table3.C" style:family="table-column">
      <style:table-column-properties style:column-width="0.9569in" style:rel-column-width="1377*"/>
    </style:style>
    <style:style style:name="Table3.D" style:family="table-column">
      <style:table-column-properties style:column-width="0.7368in" style:rel-column-width="1061*"/>
    </style:style>
    <style:style style:name="Table3.E" style:family="table-column">
      <style:table-column-properties style:column-width="0.7396in" style:rel-column-width="1065*"/>
    </style:style>
    <style:style style:name="Table3.F" style:family="table-column">
      <style:table-column-properties style:column-width="0.9903in" style:rel-column-width="1425*"/>
    </style:style>
    <style:style style:name="Table3.G" style:family="table-column">
      <style:table-column-properties style:column-width="1.3597in" style:rel-column-width="195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>
      <style:text-properties fo:language="en" fo:country="GB"/>
    </style:style>
    <style:style style:name="P3" style:family="paragraph" style:parent-style-name="Standard" style:list-style-name="L2"/>
    <style:style style:name="P4" style:family="paragraph" style:parent-style-name="Text_20_body">
      <style:text-properties fo:language="en" fo:country="GB"/>
    </style:style>
    <style:style style:name="P5" style:family="paragraph" style:parent-style-name="Table_20_Contents">
      <style:text-properties fo:language="en" fo:country="GB"/>
    </style:style>
    <style:style style:name="P6" style:family="paragraph" style:parent-style-name="Table_20_Contents" style:list-style-name="L1"/>
    <style:style style:name="P7" style:family="paragraph" style:parent-style-name="Heading_20_2">
      <style:text-properties fo:language="en" fo:country="GB"/>
    </style:style>
    <style:style style:name="P8" style:family="paragraph" style:parent-style-name="Heading_20_3">
      <style:text-properties fo:language="en" fo:country="GB"/>
    </style:style>
    <style:style style:name="P9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2" style:family="paragraph" style:parent-style-name="Footer">
      <style:paragraph-properties fo:text-align="start" style:justify-single-word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13" style:family="paragraph" style:parent-style-name="Heading_20_1">
      <style:text-properties fo:language="en" fo:country="GB"/>
    </style:style>
    <style:style style:name="P14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T1" style:family="text">
      <style:text-properties fo:color="#800000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erial interfaces <text:s/>SOLID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I2C devices on the analogue board <text:tab/>1</text:p>
          <text:p text:style-name="P10">devices om I2C bus 1 <text:tab/>1</text:p>
          <text:p text:style-name="P10">Devices on <text:s/>I2C bus 2<text:tab/>2</text:p>
          <text:p text:style-name="P9">I2C devices on the I2C interface board and external cables<text:tab/>2</text:p>
          <text:p text:style-name="P11">Sensirion <text:s/>SHT21 <text:tab/>2</text:p>
          <text:p text:style-name="P11">External I2C bus<text:tab/>3</text:p>
          <text:p text:style-name="P11">External sensors<text:tab/>3</text:p>
          <text:p text:style-name="P11">temperature ( and ID) <text:tab/>3</text:p>
          <text:p text:style-name="P10"><text:s/>Atmel AT30TSE752A <text:tab/>3</text:p>
          <text:p text:style-name="P11">humidity sensor<text:tab/>4</text:p>
          <text:p text:style-name="P10">Sensirion <text:s/>SHT21 <text:tab/>4</text:p>
          <text:p text:style-name="P10">ST HTS221 <text:tab/>4</text:p>
          <text:p text:style-name="P14">comparison <text:s/>HTS221 , SHT21 <text:tab/>4</text:p>
          <text:p text:style-name="P9">I2C devices on the ADC board <text:tab/>4</text:p>
          <text:p text:style-name="P9">SPI <text:s/>devices on the ADC board<text:tab/>5</text:p>
          <text:p text:style-name="P9">I2C addresses total overview <text:tab/>5</text:p>
        </text:index-body>
      </text:table-of-content>
      <text:p text:style-name="Standard"/>
      <text:p text:style-name="Standard"/>
      <text:p text:style-name="Standard">version <text:s/>0.1</text:p>
      <text:p text:style-name="Standard">last modified date : <text:modification-date style:data-style-name="N75">May 30, 2016</text:modification-date></text:p>
      <text:p text:style-name="Standard"/>
      <text:h text:style-name="Heading_20_1" text:outline-level="1">I2C devices on the analogue board </text:h>
      <text:p text:style-name="Standard"/>
      <text:p text:style-name="Standard">The analogue board has two independent I2C buses. </text:p>
      <text:p text:style-name="Standard">Bus 1 and bus 2. </text:p>
      <text:p text:style-name="Standard">For normal operations the </text:p>
      <text:p text:style-name="Standard"/>
      <text:h text:style-name="Heading_20_3" text:outline-level="3">devices om I2C bus 1 </text:h>
      <text:p text:style-name="Standard"/>
      <table:table table:name="I2C1_analoguebrd" table:style-name="I2C1_5f_analoguebrd">
        <table:table-column table:style-name="I2C1_5f_analoguebrd.A" table:number-columns-repeated="2"/>
        <table:table-column table:style-name="I2C1_5f_analoguebrd.C"/>
        <table:table-column table:style-name="I2C1_5f_analoguebrd.D"/>
        <table:table-column table:style-name="I2C1_5f_analoguebrd.E"/>
        <table:table-column table:style-name="I2C1_5f_analoguebrd.F"/>
        <table:table-column table:style-name="I2C1_5f_analoguebrd.G"/>
        <table:table-row>
          <table:table-cell table:style-name="I2C1_5f_analoguebrd.A1" office:value-type="string">
            <text:p text:style-name="Table_20_Contents">Device</text:p>
          </table:table-cell>
          <table:table-cell table:style-name="I2C1_5f_analoguebrd.A1" office:value-type="string">
            <text:p text:style-name="Table_20_Contents">ref nr</text:p>
          </table:table-cell>
          <table:table-cell table:style-name="I2C1_5f_analoguebrd.A1" office:value-type="string">
            <text:p text:style-name="Table_20_Contents">"fix address"</text:p>
          </table:table-cell>
          <table:table-cell table:style-name="I2C1_5f_analoguebrd.A1" office:value-type="string">
            <text:p text:style-name="Table_20_Contents">address </text:p>
          </table:table-cell>
          <table:table-cell table:style-name="I2C1_5f_analoguebrd.A1" office:value-type="string">
            <text:p text:style-name="Table_20_Contents">address</text:p>
            <text:p text:style-name="Table_20_Contents">( "8 bits")</text:p>
          </table:table-cell>
          <table:table-cell table:style-name="I2C1_5f_analoguebrd.A1" office:value-type="string">
            <text:p text:style-name="Table_20_Contents">set by</text:p>
          </table:table-cell>
          <table:table-cell table:style-name="I2C1_5f_analoguebrd.G1" office:value-type="string">
            <text:p text:style-name="Table_20_Contents">manfr device</text:p>
          </table:table-cell>
        </table:table-row>
        <table:table-row>
          <table:table-cell table:style-name="I2C1_5f_analoguebrd.A2" office:value-type="string">
            <text:p text:style-name="Table_20_Contents">DAC bias</text:p>
          </table:table-cell>
          <table:table-cell table:style-name="I2C1_5f_analoguebrd.A2" office:value-type="string">
            <text:p text:style-name="Table_20_Contents">u4</text:p>
          </table:table-cell>
          <table:table-cell table:style-name="I2C1_5f_analoguebrd.A2" office:value-type="string">
            <text:p text:style-name="Table_20_Contents">110000x</text:p>
          </table:table-cell>
          <table:table-cell table:style-name="I2C1_5f_analoguebrd.D2" office:value-type="float" office:value="1100001">
            <text:p text:style-name="Table_20_Contents">1100001</text:p>
          </table:table-cell>
          <table:table-cell table:style-name="I2C1_5f_analoguebrd.A2" office:value-type="string">
            <text:p text:style-name="Table_20_Contents">C1</text:p>
          </table:table-cell>
          <table:table-cell table:style-name="I2C1_5f_analoguebrd.A2" office:value-type="string">
            <text:p text:style-name="Table_20_Contents">resistor high</text:p>
          </table:table-cell>
          <table:table-cell table:style-name="I2C1_5f_analoguebrd.G2" office:value-type="string">
            <text:p text:style-name="Table_20_Contents">MCP4725A0</text:p>
          </table:table-cell>
        </table:table-row>
        <table:table-row>
          <table:table-cell table:style-name="I2C1_5f_analoguebrd.A2" office:value-type="string">
            <text:p text:style-name="Table_20_Contents">DAC trim1</text:p>
          </table:table-cell>
          <table:table-cell table:style-name="I2C1_5f_analoguebrd.A2" office:value-type="string">
            <text:p text:style-name="Table_20_Contents">u1</text:p>
          </table:table-cell>
          <table:table-cell table:style-name="I2C1_5f_analoguebrd.A2" office:value-type="string">
            <text:p text:style-name="Table_20_Contents">1100PPP</text:p>
          </table:table-cell>
          <table:table-cell table:style-name="I2C1_5f_analoguebrd.D2" office:value-type="float" office:value="1100100">
            <text:p text:style-name="Table_20_Contents">1100100</text:p>
          </table:table-cell>
          <table:table-cell table:style-name="I2C1_5f_analoguebrd.A2" office:value-type="string">
            <text:p text:style-name="Table_20_Contents">C4</text:p>
          </table:table-cell>
          <table:table-cell table:style-name="I2C1_5f_analoguebrd.A2" office:value-type="string">
            <text:p text:style-name="Table_20_Contents">pcb test</text:p>
          </table:table-cell>
          <table:table-cell table:style-name="I2C1_5f_analoguebrd.G2" office:value-type="string">
            <text:p text:style-name="Table_20_Contents">MCP4728</text:p>
          </table:table-cell>
        </table:table-row>
        <table:table-row>
          <table:table-cell table:style-name="I2C1_5f_analoguebrd.A2" office:value-type="string">
            <text:p text:style-name="Table_20_Contents">DAC trim2</text:p>
          </table:table-cell>
          <table:table-cell table:style-name="I2C1_5f_analoguebrd.A2" office:value-type="string">
            <text:p text:style-name="Table_20_Contents">u2</text:p>
          </table:table-cell>
          <table:table-cell table:style-name="I2C1_5f_analoguebrd.A2" office:value-type="string">
            <text:p text:style-name="Table_20_Contents">1100PPP</text:p>
          </table:table-cell>
          <table:table-cell table:style-name="I2C1_5f_analoguebrd.D2" office:value-type="float" office:value="1100101">
            <text:p text:style-name="Table_20_Contents">1100101</text:p>
          </table:table-cell>
          <table:table-cell table:style-name="I2C1_5f_analoguebrd.A2" office:value-type="string">
            <text:p text:style-name="Table_20_Contents">C5</text:p>
          </table:table-cell>
          <table:table-cell table:style-name="I2C1_5f_analoguebrd.A2" office:value-type="string">
            <text:p text:style-name="Table_20_Contents">pcb test</text:p>
          </table:table-cell>
          <table:table-cell table:style-name="I2C1_5f_analoguebrd.G2" office:value-type="string">
            <text:p text:style-name="Table_20_Contents">MCP4728</text:p>
          </table:table-cell>
        </table:table-row>
        <table:table-row>
          <table:table-cell table:style-name="I2C1_5f_analoguebrd.A2" office:value-type="string">
            <text:p text:style-name="Table_20_Contents">DAC trim3</text:p>
          </table:table-cell>
          <table:table-cell table:style-name="I2C1_5f_analoguebrd.A2" office:value-type="string">
            <text:p text:style-name="Table_20_Contents">U6</text:p>
          </table:table-cell>
          <table:table-cell table:style-name="I2C1_5f_analoguebrd.A2" office:value-type="string">
            <text:p text:style-name="Table_20_Contents">1100PPP</text:p>
          </table:table-cell>
          <table:table-cell table:style-name="I2C1_5f_analoguebrd.D2" office:value-type="float" office:value="1100110">
            <text:p text:style-name="Table_20_Contents">1100110</text:p>
          </table:table-cell>
          <table:table-cell table:style-name="I2C1_5f_analoguebrd.A2" office:value-type="string">
            <text:p text:style-name="Table_20_Contents">C6</text:p>
          </table:table-cell>
          <table:table-cell table:style-name="I2C1_5f_analoguebrd.A2" office:value-type="string">
            <text:p text:style-name="Table_20_Contents">pcb test</text:p>
          </table:table-cell>
          <table:table-cell table:style-name="I2C1_5f_analoguebrd.G2" office:value-type="string">
            <text:p text:style-name="Table_20_Contents">MCP4728</text:p>
          </table:table-cell>
        </table:table-row>
        <table:table-row>
          <table:table-cell table:style-name="I2C1_5f_analoguebrd.A2" office:value-type="string">
            <text:p text:style-name="Table_20_Contents">DAC trim4</text:p>
          </table:table-cell>
          <table:table-cell table:style-name="I2C1_5f_analoguebrd.A2" office:value-type="string">
            <text:p text:style-name="Table_20_Contents">U7</text:p>
          </table:table-cell>
          <table:table-cell table:style-name="I2C1_5f_analoguebrd.A2" office:value-type="string">
            <text:p text:style-name="Table_20_Contents">1100PPP</text:p>
          </table:table-cell>
          <table:table-cell table:style-name="I2C1_5f_analoguebrd.D2" office:value-type="float" office:value="1100111">
            <text:p text:style-name="Table_20_Contents">1100111</text:p>
          </table:table-cell>
          <table:table-cell table:style-name="I2C1_5f_analoguebrd.A2" office:value-type="string">
            <text:p text:style-name="Table_20_Contents">C7</text:p>
          </table:table-cell>
          <table:table-cell table:style-name="I2C1_5f_analoguebrd.A2" office:value-type="string">
            <text:p text:style-name="Table_20_Contents">pcb test</text:p>
          </table:table-cell>
          <table:table-cell table:style-name="I2C1_5f_analoguebrd.G2" office:value-type="string">
            <text:p text:style-name="Table_20_Contents">MCP4728</text:p>
          </table:table-cell>
        </table:table-row>
        <table:table-row>
          <table:table-cell table:style-name="I2C1_5f_analoguebrd.A2" office:value-type="string">
            <text:p text:style-name="Table_20_Contents">IO general</text:p>
          </table:table-cell>
          <table:table-cell table:style-name="I2C1_5f_analoguebrd.A2" office:value-type="string">
            <text:p text:style-name="Table_20_Contents"/>
          </table:table-cell>
          <table:table-cell table:style-name="I2C1_5f_analoguebrd.A2" office:value-type="string">
            <text:p text:style-name="Table_20_Contents">0100xxx</text:p>
          </table:table-cell>
          <table:table-cell table:style-name="I2C1_5f_analoguebrd.A2" office:value-type="string">
            <text:p text:style-name="Table_20_Contents">'0100000</text:p>
          </table:table-cell>
          <table:table-cell table:style-name="I2C1_5f_analoguebrd.D2" office:value-type="float" office:value="80">
            <text:p text:style-name="Table_20_Contents">80</text:p>
          </table:table-cell>
          <table:table-cell table:style-name="I2C1_5f_analoguebrd.A2" office:value-type="string">
            <text:p text:style-name="Table_20_Contents">resistor gnd</text:p>
          </table:table-cell>
          <table:table-cell table:style-name="I2C1_5f_analoguebrd.G2" office:value-type="string">
            <text:p text:style-name="Table_20_Contents">MCP23009</text:p>
          </table:table-cell>
        </table:table-row>
      </table:table>
      <text:p text:style-name="Standard"/>
      <text:p text:style-name="Standard"/>
      <text:p text:style-name="Standard"><text:soft-page-break/>Functional description</text:p>
      <text:p text:style-name="Standard"/>
      <text:list xml:id="list3948405516373255936" text:style-name="L1">
        <text:list-item>
          <text:p text:style-name="P1">DAC bias <text:s text:c="2"/>single channel<text:line-break/>Set the bias for the board. <text:s/><text:line-break/>startup <text:s/>output voltage can be programmed. <text:line-break/>The base address 1100MMx <text:s/>where M is defined is set during manufacturing. As default the version where MM is set to 00 is ordered. ( MCP4725A0 &lt;-- ) <text:line-break/>link to data sheet<text:line-break/>readout-system\analogboard\pcb\SOL_AMP2\datasheets\MCP4725_1470577.pdf</text:p>
        </text:list-item>
        <text:list-item>
          <text:p text:style-name="P6">DAC trimX <text:s text:c="2"/>Quad channel DAC<text:line-break/>The base address 1100PPP<text:line-break/>The sub addresses PPP are set during the PCB test procedure. Eventual address can be different from the table above. To be verified in the test report of the board. <text:line-break/>Set the trim voltages for a group of 4 input channels <text:line-break/>readout-system\analogboard\pcb\SOL_AMP2\datasheets\MPC4728.pdf</text:p>
        </text:list-item>
        <text:list-item>
          <text:p text:style-name="P6">IO general purpose <text:line-break/>General purpose IO device. <text:line-break/>This device is used to switch on the LV power supplies of the board and to enable the on board I2C devices. <text:line-break/>This device is powered from an external 3.3V ( via the DIN<text:line-break/>The address is set via a analogue level. <text:s text:c="2"/>The address pin is set to gnd so effectively set <text:s/>to sub address 0.<text:line-break/>readout-system\analogboard\pcb\SOL_AMP3\doc\MCP23009</text:p>
        </text:list-item>
      </text:list>
      <text:p text:style-name="Table_20_Contents"/>
      <text:h text:style-name="Heading_20_3" text:outline-level="3">Devices on <text:s/>I2C bus 2</text:h>
      <text:p text:style-name="Text_20_body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Contents">Device</text:p>
          </table:table-cell>
          <table:table-cell table:style-name="Table1.A1" office:value-type="string">
            <text:p text:style-name="Table_20_Contents">ref nr</text:p>
          </table:table-cell>
          <table:table-cell table:style-name="Table1.A1" office:value-type="string">
            <text:p text:style-name="Table_20_Contents">"fix address"</text:p>
          </table:table-cell>
          <table:table-cell table:style-name="Table1.A1" office:value-type="string">
            <text:p text:style-name="Table_20_Contents">address </text:p>
          </table:table-cell>
          <table:table-cell table:style-name="Table1.A1" office:value-type="string">
            <text:p text:style-name="Table_20_Contents">address</text:p>
            <text:p text:style-name="Table_20_Contents">( "8 bits")</text:p>
          </table:table-cell>
          <table:table-cell table:style-name="Table1.A1" office:value-type="string">
            <text:p text:style-name="Table_20_Contents">set by</text:p>
          </table:table-cell>
          <table:table-cell table:style-name="Table1.G1" office:value-type="string">
            <text:p text:style-name="Table_20_Contents">manfr device</text:p>
          </table:table-cell>
        </table:table-row>
        <table:table-row>
          <table:table-cell table:style-name="Table1.A2" office:value-type="string">
            <text:p text:style-name="Table_20_Contents">DAC trim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1100PPP</text:p>
          </table:table-cell>
          <table:table-cell table:style-name="Table1.D2" office:value-type="float" office:value="1100100">
            <text:p text:style-name="Table_20_Contents">1100100</text:p>
          </table:table-cell>
          <table:table-cell table:style-name="Table1.A2" office:value-type="string">
            <text:p text:style-name="Table_20_Contents">C4</text:p>
          </table:table-cell>
          <table:table-cell table:style-name="Table1.A2" office:value-type="string">
            <text:p text:style-name="Table_20_Contents">pcb test</text:p>
          </table:table-cell>
          <table:table-cell table:style-name="Table1.G2" office:value-type="string">
            <text:p text:style-name="Table_20_Contents">MCP4728</text:p>
          </table:table-cell>
        </table:table-row>
        <table:table-row>
          <table:table-cell table:style-name="Table1.A2" office:value-type="string">
            <text:p text:style-name="Table_20_Contents">DAC trim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1100PPP</text:p>
          </table:table-cell>
          <table:table-cell table:style-name="Table1.D2" office:value-type="float" office:value="1100101">
            <text:p text:style-name="Table_20_Contents">1100101</text:p>
          </table:table-cell>
          <table:table-cell table:style-name="Table1.A2" office:value-type="string">
            <text:p text:style-name="Table_20_Contents">C5</text:p>
          </table:table-cell>
          <table:table-cell table:style-name="Table1.A2" office:value-type="string">
            <text:p text:style-name="Table_20_Contents">pcb test</text:p>
          </table:table-cell>
          <table:table-cell table:style-name="Table1.G2" office:value-type="string">
            <text:p text:style-name="Table_20_Contents">MCP4728</text:p>
          </table:table-cell>
        </table:table-row>
        <table:table-row>
          <table:table-cell table:style-name="Table1.A2" office:value-type="string">
            <text:p text:style-name="Table_20_Contents">DAC trim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1100PPP</text:p>
          </table:table-cell>
          <table:table-cell table:style-name="Table1.D2" office:value-type="float" office:value="1100110">
            <text:p text:style-name="Table_20_Contents">1100110</text:p>
          </table:table-cell>
          <table:table-cell table:style-name="Table1.A2" office:value-type="string">
            <text:p text:style-name="Table_20_Contents">C6</text:p>
          </table:table-cell>
          <table:table-cell table:style-name="Table1.A2" office:value-type="string">
            <text:p text:style-name="Table_20_Contents">pcb test</text:p>
          </table:table-cell>
          <table:table-cell table:style-name="Table1.G2" office:value-type="string">
            <text:p text:style-name="Table_20_Contents">MCP4728</text:p>
          </table:table-cell>
        </table:table-row>
        <table:table-row>
          <table:table-cell table:style-name="Table1.A2" office:value-type="string">
            <text:p text:style-name="Table_20_Contents">DAC trim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1100PPP</text:p>
          </table:table-cell>
          <table:table-cell table:style-name="Table1.D2" office:value-type="float" office:value="1100111">
            <text:p text:style-name="Table_20_Contents">1100111</text:p>
          </table:table-cell>
          <table:table-cell table:style-name="Table1.A2" office:value-type="string">
            <text:p text:style-name="Table_20_Contents">C7</text:p>
          </table:table-cell>
          <table:table-cell table:style-name="Table1.A2" office:value-type="string">
            <text:p text:style-name="Table_20_Contents">pcb test</text:p>
          </table:table-cell>
          <table:table-cell table:style-name="Table1.G2" office:value-type="string">
            <text:p text:style-name="Table_20_Contents">MCP4728</text:p>
          </table:table-cell>
        </table:table-row>
        <table:table-row>
          <table:table-cell table:style-name="Table1.A2" office:value-type="string">
            <text:p text:style-name="Table_20_Contents">temp sens</text:p>
            <text:p text:style-name="Table_20_Contents">ID EEPROM</text:p>
            <text:p text:style-name="Table_20_Contents">sw write prot</text:p>
            <text:p text:style-name="Table_20_Contents">general cal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1010xxx</text:p>
            <text:p text:style-name="Table_20_Contents">1001xxx</text:p>
            <text:p text:style-name="Table_20_Contents">0110xxx</text:p>
            <text:p text:style-name="Table_20_Contents">0000000</text:p>
          </table:table-cell>
          <table:table-cell table:style-name="Table1.A2" office:value-type="string">
            <text:p text:style-name="Table_20_Contents">1010000</text:p>
            <text:p text:style-name="Table_20_Contents">1001000</text:p>
            <text:p text:style-name="Table_20_Contents">0110000</text:p>
            <text:p text:style-name="Table_20_Contents">0000000</text:p>
          </table:table-cell>
          <table:table-cell table:style-name="Table1.A2" office:value-type="string">
            <text:p text:style-name="Table_20_Contents">A0</text:p>
            <text:p text:style-name="Table_20_Contents">90</text:p>
            <text:p text:style-name="Table_20_Contents">60</text:p>
            <text:p text:style-name="Table_20_Contents">00</text:p>
          </table:table-cell>
          <table:table-cell table:style-name="Table1.A2" office:value-type="string">
            <text:p text:style-name="Table_20_Contents">resistors</text:p>
          </table:table-cell>
          <table:table-cell table:style-name="Table1.G2" office:value-type="string">
            <text:p text:style-name="Table_20_Contents">AT30TSE752A</text:p>
          </table:table-cell>
        </table:table-row>
      </table:table>
      <text:p text:style-name="Standard"/>
      <text:p text:style-name="Standard"/>
      <text:list xml:id="list1331159253018404294" text:style-name="L2">
        <text:list-item>
          <text:p text:style-name="P3">DAC trim X <text:s/>see bus 1</text:p>
        </text:list-item>
        <text:list-item>
          <text:p text:style-name="P3">temperature sensor ID sensor<text:line-break/>details see external sensors<text:line-break/>Sensor can read temperature and has an EEPROM. <text:s/>EEPROM will be programmed and locked during analogue board assembly . <text:s/><text:line-break/>very cheap. </text:p>
        </text:list-item>
      </text:list>
      <text:p text:style-name="Standard"><text:soft-page-break/></text:p>
      <text:p text:style-name="Standard"/>
      <text:h text:style-name="Heading_20_1" text:outline-level="1">I2C devices on the I2C interface board and external cables</text:h>
      <text:p text:style-name="Standard"/>
      <text:h text:style-name="Heading_20_2" text:outline-level="2">Sensirion <text:s/>SHT21 </text:h>
      <text:p text:style-name="Text_20_body">details see external sensors</text:p>
      <text:p text:style-name="Text_20_body">connected to the external I2C 1bus.</text:p>
      <text:p text:style-name="Text_20_body">Not located on an "active" <text:s/>board to limit the heating up via the PCB. </text:p>
      <text:h text:style-name="Heading_20_3" text:outline-level="3"/>
      <text:p text:style-name="Standard"/>
      <text:h text:style-name="P7" text:outline-level="2">External I2C bus</text:h>
      <text:p text:style-name="P4"/>
      <text:p text:style-name="P4">The external I2C bus will be connected to temperature sensors and eventual temperature sensors. </text:p>
      <text:p text:style-name="P4">The bus will be powered off most of the time </text:p>
      <text:p text:style-name="P4">electrical characteristics: </text:p>
      <text:p text:style-name="P4"/>
      <text:p text:style-name="P4">cable resistance <text:s/>~ <text:s/>.2 ohm/m</text:p>
      <text:p text:style-name="P4">Voltage : nominal 3.4 V <text:s text:c="3"/>voltage drop estimate 2x .07 @ 100mA <text:s/></text:p>
      <text:p text:style-name="P4">current : max 100mA <text:s/>, <text:s text:c="2"/>( 10 mA / device) </text:p>
      <text:p text:style-name="P4">max lenght cable 3.5m</text:p>
      <text:p text:style-name="P4"/>
      <text:p text:style-name="P4">4 wires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wire</text:p>
          </table:table-cell>
          <table:table-cell table:style-name="Table2.B1" office:value-type="string">
            <text:p text:style-name="P5">function</text:p>
          </table:table-cell>
        </table:table-row>
        <table:table-row>
          <table:table-cell table:style-name="Table2.A2" office:value-type="float" office:value="1">
            <text:p text:style-name="P5">1</text:p>
          </table:table-cell>
          <table:table-cell table:style-name="Table2.B2" office:value-type="string">
            <text:p text:style-name="P5">Vdd</text:p>
          </table:table-cell>
        </table:table-row>
        <table:table-row>
          <table:table-cell table:style-name="Table2.A2" office:value-type="float" office:value="2">
            <text:p text:style-name="P5">2</text:p>
          </table:table-cell>
          <table:table-cell table:style-name="Table2.B2" office:value-type="string">
            <text:p text:style-name="P5">SCL</text:p>
          </table:table-cell>
        </table:table-row>
        <table:table-row>
          <table:table-cell table:style-name="Table2.A2" office:value-type="float" office:value="3">
            <text:p text:style-name="P5">3</text:p>
          </table:table-cell>
          <table:table-cell table:style-name="Table2.B2" office:value-type="string">
            <text:p text:style-name="P5">SDA</text:p>
          </table:table-cell>
        </table:table-row>
        <table:table-row>
          <table:table-cell table:style-name="Table2.A2" office:value-type="float" office:value="4">
            <text:p text:style-name="P5">4</text:p>
          </table:table-cell>
          <table:table-cell table:style-name="Table2.B2" office:value-type="string">
            <text:p text:style-name="P5">GND</text:p>
          </table:table-cell>
        </table:table-row>
      </table:table>
      <text:p text:style-name="P4"/>
      <text:p text:style-name="P4"/>
      <text:p text:style-name="P4">I2C :</text:p>
      <text:p text:style-name="P4">pullup <text:s/>resistor 2.7 K <text:s/>at the source </text:p>
      <text:p text:style-name="P4">max frequency 100 kHz ( to be confirmed) </text:p>
      <text:p text:style-name="P4"/>
      <text:h text:style-name="P7" text:outline-level="2"><text:soft-page-break/>External sensors</text:h>
      <text:h text:style-name="P7" text:outline-level="2">temperature ( and ID) </text:h>
      <text:h text:style-name="P8" text:outline-level="3"><text:s/>Atmel AT30TSE752A </text:h>
      <text:p text:style-name="P4">voltage : 1.7 .. 5.5V </text:p>
      <text:p text:style-name="P4">current : &lt; 5mA</text:p>
      <text:p text:style-name="P4">( &lt; 1mA for normal operation. <text:s/>4.5mA for writing EEPROM) <text:s/></text:p>
      <text:p text:style-name="P4">address :</text:p>
      <text:p text:style-name="P4">1001xxx <text:s text:c="2"/>temeperature</text:p>
      <text:p text:style-name="P4">1010xxx <text:s/>serial EEPROM</text:p>
      <text:p text:style-name="P4">0110xxx <text:s/>software write protect</text:p>
      <text:p text:style-name="P4"/>
      <text:p text:style-name="P4">The EEPROM can be locked during "assembly" </text:p>
      <text:p text:style-name="P2">Need 7V for locking . </text:p>
      <text:p text:style-name="P2">data sheet:</text:p>
      <text:p text:style-name="P2">readout-system\analogboard\pcb\SOL_AMP3\doc\AT30TSE752A_temperature_eeprom.pdf</text:p>
      <text:h text:style-name="P7" text:outline-level="2">humidity sensor</text:h>
      <text:h text:style-name="P8" text:outline-level="3">Sensirion <text:s/>SHT21 </text:h>
      <text:p text:style-name="P4">voltage <text:span text:style-name="T1">3.0V <text:s/>, </text:span>max 3.6 <text:s/>(min 2.1) </text:p>
      <text:p text:style-name="P4">current <text:s/>normal operation <text:s/>.3mA<text:line-break/>(current with heater <text:s/>~ 2.5 mA) </text:p>
      <text:p text:style-name="P4">relative humidity <text:s/>0.. 80 % <text:s text:c="2"/>+/- 6% ( @ 5 C) </text:p>
      <text:p text:style-name="P4">temperature <text:s/>-40 .. 125 .</text:p>
      <text:p text:style-name="P4">has unique ID </text:p>
      <text:p text:style-name="P4">I2C address : <text:s/>1000000 <text:s/>( 0x80 <text:s/>8 bits address) </text:p>
      <text:p text:style-name="P4">(no sub address options) </text:p>
      <text:p text:style-name="P4">datasheet :</text:p>
      <text:p text:style-name="P5">readout-system\analogboard\pcb\SOL_AMP3\doc\SHT21_humiditysens.pdf</text:p>
      <text:p text:style-name="P4">(~ 3.5 Euro) </text:p>
      <text:h text:style-name="P8" text:outline-level="3">ST HTS221 </text:h>
      <text:p text:style-name="P4">voltage 1.7 ..3.6 V</text:p>
      <text:p text:style-name="P4">current &lt;&lt; 1mA </text:p>
      <text:p text:style-name="P4">relative humidity <text:s/>0.. 80 % <text:s text:c="2"/>+/- 5% ( @ 25 C) </text:p>
      <text:p text:style-name="P4">address <text:s text:c="2"/>( 0xBE <text:s text:c="2"/>8 bits) (no sub address options) </text:p>
      <text:p text:style-name="P4"><text:soft-page-break/>datasheet :</text:p>
      <text:p text:style-name="P5">readout-system\analogboard\pcb\SOL_AMP3\doc\HTS221_humiditysens.pdf</text:p>
      <text:p text:style-name="P4">( ~ 4 Euro ) </text:p>
      <text:p text:style-name="P4"/>
      <text:h text:style-name="Heading_20_4" text:outline-level="4">comparison <text:s/>HTS221 , SHT21 </text:h>
      <text:p text:style-name="P4">both have only one address ( so one device / bus 0)<text:line-break/>relative complex I2C protocols ( == software actions) . </text:p>
      <text:p text:style-name="P4">SHT21 seems to be more accurate <text:s/>but needs detail understanding of the spec. Is also slightly cheaper. <text:s/>But 3.0V </text:p>
      <text:p text:style-name="P4">HTS221 seems to be easier to integrate <text:s/>(3.3 V compatible ) </text:p>
      <text:p text:style-name="P4"/>
      <text:p text:style-name="P4"/>
      <text:h text:style-name="P13" text:outline-level="1">I2C devices on the ADC board </text:h>
      <text:p text:style-name="P4"/>
      <text:h text:style-name="P13" text:outline-level="1">SPI <text:s/>devices on the ADC board</text:h>
      <text:p text:style-name="P4"/>
      <text:p text:style-name="P4"/>
      <text:p text:style-name="Text_20_body"/>
      <text:p text:style-name="Text_20_body"/>
      <text:h text:style-name="Heading_20_1" text:outline-level="1">I2C addresses total overview </text:h>
      <text:p text:style-name="Text_20_body"/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Table_20_Contents">Device</text:p>
          </table:table-cell>
          <table:table-cell table:style-name="Table3.A1" office:value-type="string">
            <text:p text:style-name="Table_20_Contents">location</text:p>
          </table:table-cell>
          <table:table-cell table:style-name="Table3.A1" office:value-type="string">
            <text:p text:style-name="Table_20_Contents">"fix address"</text:p>
          </table:table-cell>
          <table:table-cell table:style-name="Table3.A1" office:value-type="string">
            <text:p text:style-name="Table_20_Contents">address </text:p>
          </table:table-cell>
          <table:table-cell table:style-name="Table3.A1" office:value-type="string">
            <text:p text:style-name="Table_20_Contents">address</text:p>
            <text:p text:style-name="Table_20_Contents">( "8 bits")</text:p>
          </table:table-cell>
          <table:table-cell table:style-name="Table3.A1" office:value-type="string">
            <text:p text:style-name="Table_20_Contents">set by</text:p>
          </table:table-cell>
          <table:table-cell table:style-name="Table3.G1" office:value-type="string">
            <text:p text:style-name="Table_20_Contents">manfr device</text:p>
          </table:table-cell>
        </table:table-row>
        <table:table-row>
          <table:table-cell table:style-name="Table3.A2" office:value-type="string">
            <text:p text:style-name="Table_20_Contents">DAC bias</text:p>
          </table:table-cell>
          <table:table-cell table:style-name="Table3.A2" office:value-type="string">
            <text:p text:style-name="Table_20_Contents">analogue</text:p>
          </table:table-cell>
          <table:table-cell table:style-name="Table3.A2" office:value-type="string">
            <text:p text:style-name="Table_20_Contents">110000x</text:p>
          </table:table-cell>
          <table:table-cell table:style-name="Table3.D2" office:value-type="float" office:value="1100001">
            <text:p text:style-name="Table_20_Contents">1100001</text:p>
          </table:table-cell>
          <table:table-cell table:style-name="Table3.A2" office:value-type="string">
            <text:p text:style-name="Table_20_Contents">C1</text:p>
          </table:table-cell>
          <table:table-cell table:style-name="Table3.A2" office:value-type="string">
            <text:p text:style-name="Table_20_Contents">resistor high</text:p>
          </table:table-cell>
          <table:table-cell table:style-name="Table3.G2" office:value-type="string">
            <text:p text:style-name="Table_20_Contents">MCP4725A0</text:p>
          </table:table-cell>
        </table:table-row>
        <table:table-row>
          <table:table-cell table:style-name="Table3.A2" office:value-type="string">
            <text:p text:style-name="Table_20_Contents">DAC trim1,5</text:p>
          </table:table-cell>
          <table:table-cell table:style-name="Table3.A2" office:value-type="string">
            <text:p text:style-name="Table_20_Contents">analogue</text:p>
          </table:table-cell>
          <table:table-cell table:style-name="Table3.A2" office:value-type="string">
            <text:p text:style-name="Table_20_Contents">1100PPP</text:p>
          </table:table-cell>
          <table:table-cell table:style-name="Table3.D2" office:value-type="float" office:value="1100100">
            <text:p text:style-name="Table_20_Contents">1100100</text:p>
          </table:table-cell>
          <table:table-cell table:style-name="Table3.A2" office:value-type="string">
            <text:p text:style-name="Table_20_Contents">C4</text:p>
          </table:table-cell>
          <table:table-cell table:style-name="Table3.A2" office:value-type="string">
            <text:p text:style-name="Table_20_Contents">pcb test</text:p>
          </table:table-cell>
          <table:table-cell table:style-name="Table3.G2" office:value-type="string">
            <text:p text:style-name="Table_20_Contents">MCP4728</text:p>
          </table:table-cell>
        </table:table-row>
        <table:table-row>
          <table:table-cell table:style-name="Table3.A2" office:value-type="string">
            <text:p text:style-name="Table_20_Contents">DAC trim2,6</text:p>
          </table:table-cell>
          <table:table-cell table:style-name="Table3.A2" office:value-type="string">
            <text:p text:style-name="Table_20_Contents">analogue</text:p>
          </table:table-cell>
          <table:table-cell table:style-name="Table3.A2" office:value-type="string">
            <text:p text:style-name="Table_20_Contents">1100PPP</text:p>
          </table:table-cell>
          <table:table-cell table:style-name="Table3.D2" office:value-type="float" office:value="1100101">
            <text:p text:style-name="Table_20_Contents">1100101</text:p>
          </table:table-cell>
          <table:table-cell table:style-name="Table3.A2" office:value-type="string">
            <text:p text:style-name="Table_20_Contents">C5</text:p>
          </table:table-cell>
          <table:table-cell table:style-name="Table3.A2" office:value-type="string">
            <text:p text:style-name="Table_20_Contents">pcb test</text:p>
          </table:table-cell>
          <table:table-cell table:style-name="Table3.G2" office:value-type="string">
            <text:p text:style-name="Table_20_Contents">MCP4728</text:p>
          </table:table-cell>
        </table:table-row>
        <table:table-row>
          <table:table-cell table:style-name="Table3.A2" office:value-type="string">
            <text:p text:style-name="Table_20_Contents">DAC trim3,7</text:p>
          </table:table-cell>
          <table:table-cell table:style-name="Table3.A2" office:value-type="string">
            <text:p text:style-name="Table_20_Contents">analogue</text:p>
          </table:table-cell>
          <table:table-cell table:style-name="Table3.A2" office:value-type="string">
            <text:p text:style-name="Table_20_Contents">1100PPP</text:p>
          </table:table-cell>
          <table:table-cell table:style-name="Table3.D2" office:value-type="float" office:value="1100110">
            <text:p text:style-name="Table_20_Contents">1100110</text:p>
          </table:table-cell>
          <table:table-cell table:style-name="Table3.A2" office:value-type="string">
            <text:p text:style-name="Table_20_Contents">C6</text:p>
          </table:table-cell>
          <table:table-cell table:style-name="Table3.A2" office:value-type="string">
            <text:p text:style-name="Table_20_Contents">pcb test</text:p>
          </table:table-cell>
          <table:table-cell table:style-name="Table3.G2" office:value-type="string">
            <text:p text:style-name="Table_20_Contents">MCP4728</text:p>
          </table:table-cell>
        </table:table-row>
        <table:table-row>
          <table:table-cell table:style-name="Table3.A2" office:value-type="string">
            <text:p text:style-name="Table_20_Contents">DAC trim4,8</text:p>
          </table:table-cell>
          <table:table-cell table:style-name="Table3.A2" office:value-type="string">
            <text:p text:style-name="Table_20_Contents">analogue</text:p>
          </table:table-cell>
          <table:table-cell table:style-name="Table3.A2" office:value-type="string">
            <text:p text:style-name="Table_20_Contents">1100PPP</text:p>
          </table:table-cell>
          <table:table-cell table:style-name="Table3.D2" office:value-type="float" office:value="1100111">
            <text:p text:style-name="Table_20_Contents">1100111</text:p>
          </table:table-cell>
          <table:table-cell table:style-name="Table3.A2" office:value-type="string">
            <text:p text:style-name="Table_20_Contents">C7</text:p>
          </table:table-cell>
          <table:table-cell table:style-name="Table3.A2" office:value-type="string">
            <text:p text:style-name="Table_20_Contents">pcb test</text:p>
          </table:table-cell>
          <table:table-cell table:style-name="Table3.G2" office:value-type="string">
            <text:p text:style-name="Table_20_Contents">MCP4728</text:p>
          </table:table-cell>
        </table:table-row>
        <table:table-row>
          <table:table-cell table:style-name="Table3.A2" office:value-type="string">
            <text:p text:style-name="Table_20_Contents">IO general</text:p>
          </table:table-cell>
          <table:table-cell table:style-name="Table3.A2" office:value-type="string">
            <text:p text:style-name="Table_20_Contents">analogue</text:p>
          </table:table-cell>
          <table:table-cell table:style-name="Table3.A2" office:value-type="string">
            <text:p text:style-name="Table_20_Contents">0100xxx</text:p>
          </table:table-cell>
          <table:table-cell table:style-name="Table3.A2" office:value-type="string">
            <text:p text:style-name="Table_20_Contents">'0100000</text:p>
          </table:table-cell>
          <table:table-cell table:style-name="Table3.D2" office:value-type="float" office:value="80">
            <text:p text:style-name="Table_20_Contents">80</text:p>
          </table:table-cell>
          <table:table-cell table:style-name="Table3.A2" office:value-type="string">
            <text:p text:style-name="Table_20_Contents">resistor gnd</text:p>
          </table:table-cell>
          <table:table-cell table:style-name="Table3.G2" office:value-type="string">
            <text:p text:style-name="Table_20_Contents">MCP23009</text:p>
          </table:table-cell>
        </table:table-row>
        <table:table-row>
          <table:table-cell table:style-name="Table3.A2" office:value-type="string">
            <text:p text:style-name="Table_20_Contents">temp sens</text:p>
            <text:p text:style-name="Table_20_Contents">ID EEPROM</text:p>
            <text:p text:style-name="Table_20_Contents">sw write prot</text:p>
            <text:p text:style-name="Table_20_Contents">general call</text:p>
          </table:table-cell>
          <table:table-cell table:style-name="Table3.A2" office:value-type="string">
            <text:p text:style-name="Table_20_Contents">analogue</text:p>
            <text:p text:style-name="Table_20_Contents">extern</text:p>
          </table:table-cell>
          <table:table-cell table:style-name="Table3.A2" office:value-type="string">
            <text:p text:style-name="Table_20_Contents">1010xxx</text:p>
            <text:p text:style-name="Table_20_Contents">1001xxx</text:p>
            <text:p text:style-name="Table_20_Contents">0110xxx</text:p>
            <text:p text:style-name="Table_20_Contents">0000000</text:p>
          </table:table-cell>
          <table:table-cell table:style-name="Table3.A2" office:value-type="string">
            <text:p text:style-name="Table_20_Contents">1010000</text:p>
            <text:p text:style-name="Table_20_Contents">1001000</text:p>
            <text:p text:style-name="Table_20_Contents">0110000</text:p>
            <text:p text:style-name="Table_20_Contents">0000000</text:p>
          </table:table-cell>
          <table:table-cell table:style-name="Table3.A2" office:value-type="string">
            <text:p text:style-name="Table_20_Contents">A0</text:p>
            <text:p text:style-name="Table_20_Contents">90</text:p>
            <text:p text:style-name="Table_20_Contents">60</text:p>
            <text:p text:style-name="Table_20_Contents">00</text:p>
          </table:table-cell>
          <table:table-cell table:style-name="Table3.A2" office:value-type="string">
            <text:p text:style-name="Table_20_Contents">resistors</text:p>
          </table:table-cell>
          <table:table-cell table:style-name="Table3.G2" office:value-type="string">
            <text:p text:style-name="Table_20_Contents">AT30TSE752A</text:p>
          </table:table-cell>
        </table:table-row>
        <text:soft-page-break/>
        <table:table-row>
          <table:table-cell table:style-name="Table3.A2" office:value-type="string">
            <text:p text:style-name="Table_20_Contents">humidity 1 </text:p>
          </table:table-cell>
          <table:table-cell table:style-name="Table3.A2" office:value-type="string">
            <text:p text:style-name="Table_20_Contents">extern</text:p>
          </table:table-cell>
          <table:table-cell table:style-name="Table3.D2" office:value-type="float" office:value="1000000">
            <text:p text:style-name="P4">1000000</text:p>
          </table:table-cell>
          <table:table-cell table:style-name="Table3.D2" office:value-type="float" office:value="100000">
            <text:p text:style-name="P4">100000</text:p>
          </table:table-cell>
          <table:table-cell table:style-name="Table3.D2" office:value-type="float" office:value="80">
            <text:p text:style-name="P4">80</text:p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>SH21</text:p>
          </table:table-cell>
        </table:table-row>
        <table:table-row>
          <table:table-cell table:style-name="Table3.A2" office:value-type="string">
            <text:p text:style-name="Table_20_Contents">humidity 2</text:p>
          </table:table-cell>
          <table:table-cell table:style-name="Table3.A2" office:value-type="string">
            <text:p text:style-name="Table_20_Contents">extern</text:p>
          </table:table-cell>
          <table:table-cell table:style-name="Table3.D2" office:value-type="float" office:value="1011111">
            <text:p text:style-name="Table_20_Contents">1011111</text:p>
          </table:table-cell>
          <table:table-cell table:style-name="Table3.D2" office:value-type="float" office:value="10111110">
            <text:p text:style-name="Table_20_Contents">10111110</text:p>
          </table:table-cell>
          <table:table-cell table:style-name="Table3.A2" office:value-type="string">
            <text:p text:style-name="Table_20_Contents">BE</text:p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>HTS221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-BoldMT" svg:font-family="Arial-Bold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3.3457in" style:type="center"/>
          <style:tab-stop style:position="6.6925in" style:type="right"/>
        </style:tab-stops>
      </style:paragraph-properties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SOLID serial interfaces <text:modification-date style:data-style-name="N75">May 30, 2016</text:modification-date> <text:tab/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2M</meta:editing-duration>
    <meta:editing-cycles>16</meta:editing-cycles>
    <meta:generator>OpenOffice/4.1.1$Win32 OpenOffice.org_project/411m6$Build-9775</meta:generator>
    <dc:date>2016-05-30T17:45:50.78</dc:date>
    <dc:creator>Wim Beaumont</dc:creator>
    <meta:document-statistic meta:table-count="4" meta:image-count="0" meta:object-count="0" meta:page-count="6" meta:paragraph-count="282" meta:word-count="929" meta:character-count="5353"/>
    <meta:user-defined meta:name="Info 1"/>
    <meta:user-defined meta:name="Info 2"/>
    <meta:user-defined meta:name="Info 3"/>
    <meta:user-defined meta:name="Info 4"/>
  </office:meta>
</office:document-meta>
</file>